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da5a9" officeooo:paragraph-rsid="000da5a9"/>
    </style:style>
    <style:style style:name="T1"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Vastuualueet:</text:p>
      <text:p text:style-name="P1"/>
      <text:p text:style-name="P1">Project Alicen kehitystyö jaettiin seuraavasti:<text:line-break/><text:line-break/><text:span text:style-name="T1">Botond Ortutay</text:span> oli projektin pääohjelmoija ja johtaja, koska projekti oli hänen kurssityönsä. Hän teki suurimman osan ohjelmakoodista, muunmuassa main ja examinObjects metodit ovat hänen töitään. Hän teki myös osan grafiikoista, esimerkiksi kaikki inventaarion grafiikat.</text:p>
      <text:p text:style-name="P1"/>
      <text:p text:style-name="P1"><text:span text:style-name="T1">Patrik Weck</text:span> teki myös ohjelmakoodia. Hänen suurin työnsä on varmaan gameObjects sekä chatin koodit.</text:p>
      <text:p text:style-name="P1"/>
      <text:p text:style-name="P1"><text:span text:style-name="T1">Niklas Pirinen</text:span> oli pelin artisti. Hänen töitään ovat suurin osa grafiikoista, muunmuassa pelialueella näkyvät grafiikat, sekä suurin osa dialogista ja lisäksi musiikki, joka valitettavasti leikattiin pois lopullisesta versiosta.</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i" fo:country="FI"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i" fo:country="FI"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31T23:00:33.618662342</meta:creation-date>
    <dc:date>2020-12-31T23:08:39.382569203</dc:date>
    <meta:editing-duration>PT8M6S</meta:editing-duration>
    <meta:editing-cycles>1</meta:editing-cycles>
    <meta:document-statistic meta:table-count="0" meta:image-count="0" meta:object-count="0" meta:page-count="1" meta:paragraph-count="4" meta:word-count="82" meta:character-count="660" meta:non-whitespace-character-count="581"/>
    <meta:generator>LibreOffice/6.4.6.2$Linux_X86_64 LibreOffice_project/40$Build-2</meta:generator>
  </office:meta>
</office:document-meta>
</file>